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73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嘉義市選舉區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嘉義市選舉區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5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第11屆區域立法委員選舉嘉義市選舉區候選人在各村(里)得票數一覽表</text:p>
          </table:table-cell>
          <table:covered-table-cell table:number-columns-repeated="15" table:style-name="ce1"/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6" table:number-rows-spanned="1">
            <text:p>各候選人得票情形</text:p>
          </table:table-cell>
          <table:covered-table-cell table:number-columns-repeated="5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8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王美惠</text:p>
            <text:p>民主進步黨</text:p>
          </table:table-cell>
          <table:table-cell table:style-name="ce1" office:value-type="string" calcext:value-type="string" table:number-columns-spanned="1" table:number-rows-spanned="3">
            <text:p>(2)</text:p>
            <text:p>簡明廉</text:p>
            <text:p>無</text:p>
          </table:table-cell>
          <table:table-cell table:style-name="ce1" office:value-type="string" calcext:value-type="string" table:number-columns-spanned="1" table:number-rows-spanned="3">
            <text:p>(3)</text:p>
            <text:p>陳玥妗</text:p>
            <text:p>小民參政歐巴桑聯盟</text:p>
          </table:table-cell>
          <table:table-cell table:style-name="ce1" office:value-type="string" calcext:value-type="string" table:number-columns-spanned="1" table:number-rows-spanned="3">
            <text:p>(4)</text:p>
            <text:p>林智勲</text:p>
            <text:p>臺灣雙語無法黨</text:p>
          </table:table-cell>
          <table:table-cell table:style-name="ce1" office:value-type="string" calcext:value-type="string" table:number-columns-spanned="1" table:number-rows-spanned="3">
            <text:p>(5)</text:p>
            <text:p>張秀華</text:p>
            <text:p>中國國民黨</text:p>
          </table:table-cell>
          <table:table-cell table:style-name="ce1" office:value-type="string" calcext:value-type="string" table:number-columns-spanned="1" table:number-rows-spanned="3">
            <text:p>(6)</text:p>
            <text:p>蔡松益</text:p>
            <text:p>復康聯盟黨</text:p>
          </table:table-cell>
          <table:covered-table-cell table:number-columns-repeated="8" table:style-name="ce1"/>
          <table:table-cell table:number-columns-repeated="1008"/>
        </table:table-row>
        <table:table-row table:style-name="ro1">
          <table:covered-table-cell table:number-columns-repeated="16" table:style-name="ce1"/>
          <table:table-cell table:number-columns-repeated="1008"/>
        </table:table-row>
        <table:table-row table:style-name="ro1">
          <table:covered-table-cell table:number-columns-repeated="16" table:style-name="ce1"/>
          <table:table-cell table:number-columns-repeated="1008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78069" calcext:value-type="float">
            <text:p>78,069</text:p>
          </table:table-cell>
          <table:table-cell table:style-name="ce3" office:value-type="float" office:value="1219" calcext:value-type="float">
            <text:p>1,219</text:p>
          </table:table-cell>
          <table:table-cell table:style-name="ce3" office:value-type="float" office:value="6232" calcext:value-type="float">
            <text:p>6,232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66822" calcext:value-type="float">
            <text:p>66,822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154171" calcext:value-type="float">
            <text:p>154,171</text:p>
          </table:table-cell>
          <table:table-cell table:style-name="ce3" office:value-type="float" office:value="3303" calcext:value-type="float">
            <text:p>3,303</text:p>
          </table:table-cell>
          <table:table-cell table:style-name="ce3" office:value-type="float" office:value="157474" calcext:value-type="float">
            <text:p>157,4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7475" calcext:value-type="float">
            <text:p>157,475</text:p>
          </table:table-cell>
          <table:table-cell table:style-name="ce3" office:value-type="float" office:value="58396" calcext:value-type="float">
            <text:p>58,396</text:p>
          </table:table-cell>
          <table:table-cell table:style-name="ce3" office:value-type="float" office:value="215871" calcext:value-type="float">
            <text:p>215,871</text:p>
          </table:table-cell>
          <table:table-cell table:style-name="ce4" office:value-type="string" calcext:value-type="string">
            <text:p>72.95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東區</text:p>
          </table:table-cell>
          <table:table-cell table:style-name="ce2"/>
          <table:table-cell table:style-name="ce3" office:value-type="float" office:value="33856" calcext:value-type="float">
            <text:p>33,856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3128" calcext:value-type="float">
            <text:p>3,128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30909" calcext:value-type="float">
            <text:p>30,909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69319" calcext:value-type="float">
            <text:p>69,319</text:p>
          </table:table-cell>
          <table:table-cell table:style-name="ce3" office:value-type="float" office:value="1509" calcext:value-type="float">
            <text:p>1,509</text:p>
          </table:table-cell>
          <table:table-cell table:style-name="ce3" office:value-type="float" office:value="70828" calcext:value-type="float">
            <text:p>70,8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828" calcext:value-type="float">
            <text:p>70,828</text:p>
          </table:table-cell>
          <table:table-cell table:style-name="ce3" office:value-type="float" office:value="26476" calcext:value-type="float">
            <text:p>26,476</text:p>
          </table:table-cell>
          <table:table-cell table:style-name="ce3" office:value-type="float" office:value="97304" calcext:value-type="float">
            <text:p>97,304</text:p>
          </table:table-cell>
          <table:table-cell table:style-name="ce4" office:value-type="string" calcext:value-type="string">
            <text:p>72.7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短竹里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00" calcext:value-type="float">
            <text:p>1,70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740" calcext:value-type="float">
            <text:p>1,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0" calcext:value-type="float">
            <text:p>1,740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342" calcext:value-type="float">
            <text:p>2,342</text:p>
          </table:table-cell>
          <table:table-cell table:style-name="ce4" office:value-type="string" calcext:value-type="string">
            <text:p>74.3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蘭潭里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35" calcext:value-type="float">
            <text:p>1,53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568" calcext:value-type="float">
            <text:p>1,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8" calcext:value-type="float">
            <text:p>1,568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2212" calcext:value-type="float">
            <text:p>2,212</text:p>
          </table:table-cell>
          <table:table-cell table:style-name="ce4" office:value-type="string" calcext:value-type="string">
            <text:p>70.8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川里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668" calcext:value-type="float">
            <text:p>1,668</text:p>
          </table:table-cell>
          <table:table-cell table:style-name="ce4" office:value-type="string" calcext:value-type="string">
            <text:p>73.1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鹿寮里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013" calcext:value-type="float">
            <text:p>1,013</text:p>
          </table:table-cell>
          <table:table-cell table:style-name="ce4" office:value-type="string" calcext:value-type="string">
            <text:p>66.9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盧厝里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27" calcext:value-type="float">
            <text:p>1,42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456" calcext:value-type="float">
            <text:p>1,4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6" calcext:value-type="float">
            <text:p>1,456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916" calcext:value-type="float">
            <text:p>1,916</text:p>
          </table:table-cell>
          <table:table-cell table:style-name="ce4" office:value-type="string" calcext:value-type="string">
            <text:p>75.9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文雅里</text:p>
          </table:table-cell>
          <table:table-cell table:style-name="ce3" office:value-type="float" office:value="1174" calcext:value-type="float">
            <text:p>1,17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33" calcext:value-type="float">
            <text:p>1,23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619" calcext:value-type="float">
            <text:p>2,619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686" calcext:value-type="float">
            <text:p>2,6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6" calcext:value-type="float">
            <text:p>2,686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3601" calcext:value-type="float">
            <text:p>3,601</text:p>
          </table:table-cell>
          <table:table-cell table:style-name="ce4" office:value-type="string" calcext:value-type="string">
            <text:p>74.5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王田里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24" calcext:value-type="float">
            <text:p>1,62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43" calcext:value-type="float">
            <text:p>1,6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3" calcext:value-type="float">
            <text:p>1,643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2237" calcext:value-type="float">
            <text:p>2,237</text:p>
          </table:table-cell>
          <table:table-cell table:style-name="ce4" office:value-type="string" calcext:value-type="string">
            <text:p>73.4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長竹里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41" calcext:value-type="float">
            <text:p>2,04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084" calcext:value-type="float">
            <text:p>2,0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4" calcext:value-type="float">
            <text:p>2,084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2809" calcext:value-type="float">
            <text:p>2,809</text:p>
          </table:table-cell>
          <table:table-cell table:style-name="ce4" office:value-type="string" calcext:value-type="string">
            <text:p>74.1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後庄里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82" calcext:value-type="float">
            <text:p>1,38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84" calcext:value-type="float">
            <text:p>2,784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851" calcext:value-type="float">
            <text:p>2,8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1" calcext:value-type="float">
            <text:p>2,851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3837" calcext:value-type="float">
            <text:p>3,837</text:p>
          </table:table-cell>
          <table:table-cell table:style-name="ce4" office:value-type="string" calcext:value-type="string">
            <text:p>74.3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店里</text:p>
          </table:table-cell>
          <table:table-cell table:style-name="ce3" office:value-type="float" office:value="1356" calcext:value-type="float">
            <text:p>1,35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59" calcext:value-type="float">
            <text:p>1,35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91" calcext:value-type="float">
            <text:p>2,89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943" calcext:value-type="float">
            <text:p>2,9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3" calcext:value-type="float">
            <text:p>2,943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4012" calcext:value-type="float">
            <text:p>4,012</text:p>
          </table:table-cell>
          <table:table-cell table:style-name="ce4" office:value-type="string" calcext:value-type="string">
            <text:p>73.3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圳頭里</text:p>
          </table:table-cell>
          <table:table-cell table:style-name="ce3" office:value-type="float" office:value="1205" calcext:value-type="float">
            <text:p>1,20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84" calcext:value-type="float">
            <text:p>1,58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976" calcext:value-type="float">
            <text:p>2,97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040" calcext:value-type="float">
            <text:p>3,0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40" calcext:value-type="float">
            <text:p>3,040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4127" calcext:value-type="float">
            <text:p>4,127</text:p>
          </table:table-cell>
          <table:table-cell table:style-name="ce4" office:value-type="string" calcext:value-type="string">
            <text:p>73.6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97" calcext:value-type="float">
            <text:p>1,29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17" calcext:value-type="float">
            <text:p>1,3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7" calcext:value-type="float">
            <text:p>1,317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752" calcext:value-type="float">
            <text:p>1,752</text:p>
          </table:table-cell>
          <table:table-cell table:style-name="ce4" office:value-type="string" calcext:value-type="string">
            <text:p>75.1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style-name="ce3" office:value-type="float" office:value="1307" calcext:value-type="float">
            <text:p>1,30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11" calcext:value-type="float">
            <text:p>1,4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909" calcext:value-type="float">
            <text:p>2,909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990" calcext:value-type="float">
            <text:p>2,9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0" calcext:value-type="float">
            <text:p>2,990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4043" calcext:value-type="float">
            <text:p>4,043</text:p>
          </table:table-cell>
          <table:table-cell table:style-name="ce4" office:value-type="string" calcext:value-type="string">
            <text:p>73.9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271" calcext:value-type="float">
            <text:p>1,2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1" calcext:value-type="float">
            <text:p>1,271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718" calcext:value-type="float">
            <text:p>1,718</text:p>
          </table:table-cell>
          <table:table-cell table:style-name="ce4" office:value-type="string" calcext:value-type="string">
            <text:p>73.9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華南里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68" calcext:value-type="float">
            <text:p>1,26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82" calcext:value-type="float">
            <text:p>1,2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2" calcext:value-type="float">
            <text:p>1,282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806" calcext:value-type="float">
            <text:p>1,806</text:p>
          </table:table-cell>
          <table:table-cell table:style-name="ce4" office:value-type="string" calcext:value-type="string">
            <text:p>70.9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80" calcext:value-type="float">
            <text:p>1,48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509" calcext:value-type="float">
            <text:p>1,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9" calcext:value-type="float">
            <text:p>1,509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2014" calcext:value-type="float">
            <text:p>2,014</text:p>
          </table:table-cell>
          <table:table-cell table:style-name="ce4" office:value-type="string" calcext:value-type="string">
            <text:p>74.9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81" calcext:value-type="float">
            <text:p>1,2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1" calcext:value-type="float">
            <text:p>1,281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1795" calcext:value-type="float">
            <text:p>1,795</text:p>
          </table:table-cell>
          <table:table-cell table:style-name="ce4" office:value-type="string" calcext:value-type="string">
            <text:p>71.3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1654" calcext:value-type="float">
            <text:p>1,654</text:p>
          </table:table-cell>
          <table:table-cell table:style-name="ce4" office:value-type="string" calcext:value-type="string">
            <text:p>64.4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過溝里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37" calcext:value-type="float">
            <text:p>1,33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875" calcext:value-type="float">
            <text:p>1,875</text:p>
          </table:table-cell>
          <table:table-cell table:style-name="ce4" office:value-type="string" calcext:value-type="string">
            <text:p>72.4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開里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09" calcext:value-type="float">
            <text:p>1,30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32" calcext:value-type="float">
            <text:p>1,3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2" calcext:value-type="float">
            <text:p>1,332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887" calcext:value-type="float">
            <text:p>1,887</text:p>
          </table:table-cell>
          <table:table-cell table:style-name="ce4" office:value-type="string" calcext:value-type="string">
            <text:p>70.5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宣信里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188" calcext:value-type="float">
            <text:p>1,188</text:p>
          </table:table-cell>
          <table:table-cell table:style-name="ce4" office:value-type="string" calcext:value-type="string">
            <text:p>70.4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興南里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543" calcext:value-type="float">
            <text:p>1,543</text:p>
          </table:table-cell>
          <table:table-cell table:style-name="ce4" office:value-type="string" calcext:value-type="string">
            <text:p>72.4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豐年里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164" calcext:value-type="float">
            <text:p>1,164</text:p>
          </table:table-cell>
          <table:table-cell table:style-name="ce4" office:value-type="string" calcext:value-type="string">
            <text:p>73.2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芳草里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261" calcext:value-type="float">
            <text:p>2,26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307" calcext:value-type="float">
            <text:p>2,3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07" calcext:value-type="float">
            <text:p>2,307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3337" calcext:value-type="float">
            <text:p>3,337</text:p>
          </table:table-cell>
          <table:table-cell table:style-name="ce4" office:value-type="string" calcext:value-type="string">
            <text:p>69.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芳安里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78" calcext:value-type="float">
            <text:p>1,47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03" calcext:value-type="float">
            <text:p>1,5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3" calcext:value-type="float">
            <text:p>1,503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2076" calcext:value-type="float">
            <text:p>2,076</text:p>
          </table:table-cell>
          <table:table-cell table:style-name="ce4" office:value-type="string" calcext:value-type="string">
            <text:p>72.4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頂寮里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37" calcext:value-type="float">
            <text:p>1,73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778" calcext:value-type="float">
            <text:p>1,7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8" calcext:value-type="float">
            <text:p>1,778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2396" calcext:value-type="float">
            <text:p>2,396</text:p>
          </table:table-cell>
          <table:table-cell table:style-name="ce4" office:value-type="string" calcext:value-type="string">
            <text:p>74.2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安寮里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88" calcext:value-type="float">
            <text:p>1,78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826" calcext:value-type="float">
            <text:p>1,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6" calcext:value-type="float">
            <text:p>1,826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2629" calcext:value-type="float">
            <text:p>2,629</text:p>
          </table:table-cell>
          <table:table-cell table:style-name="ce4" office:value-type="string" calcext:value-type="string">
            <text:p>69.4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安業里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41" calcext:value-type="float">
            <text:p>1,34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925" calcext:value-type="float">
            <text:p>1,925</text:p>
          </table:table-cell>
          <table:table-cell table:style-name="ce4" office:value-type="string" calcext:value-type="string">
            <text:p>71.1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興村里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25" calcext:value-type="float">
            <text:p>1,22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03" calcext:value-type="float">
            <text:p>2,70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764" calcext:value-type="float">
            <text:p>2,7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4" calcext:value-type="float">
            <text:p>2,764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3770" calcext:value-type="float">
            <text:p>3,770</text:p>
          </table:table-cell>
          <table:table-cell table:style-name="ce4" office:value-type="string" calcext:value-type="string">
            <text:p>73.3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興安里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38" calcext:value-type="float">
            <text:p>2,338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396" calcext:value-type="float">
            <text:p>2,3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6" calcext:value-type="float">
            <text:p>2,396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3260" calcext:value-type="float">
            <text:p>3,260</text:p>
          </table:table-cell>
          <table:table-cell table:style-name="ce4" office:value-type="string" calcext:value-type="string">
            <text:p>73.5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61" calcext:value-type="float">
            <text:p>2,46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527" calcext:value-type="float">
            <text:p>2,5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7" calcext:value-type="float">
            <text:p>2,527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3486" calcext:value-type="float">
            <text:p>3,486</text:p>
          </table:table-cell>
          <table:table-cell table:style-name="ce4" office:value-type="string" calcext:value-type="string">
            <text:p>72.4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406" calcext:value-type="float">
            <text:p>1,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6" calcext:value-type="float">
            <text:p>1,406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1915" calcext:value-type="float">
            <text:p>1,915</text:p>
          </table:table-cell>
          <table:table-cell table:style-name="ce4" office:value-type="string" calcext:value-type="string">
            <text:p>73.4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林森里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61" calcext:value-type="float">
            <text:p>1,56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93" calcext:value-type="float">
            <text:p>1,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3" calcext:value-type="float">
            <text:p>1,593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2115" calcext:value-type="float">
            <text:p>2,115</text:p>
          </table:table-cell>
          <table:table-cell table:style-name="ce4" office:value-type="string" calcext:value-type="string">
            <text:p>75.3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庄里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90" calcext:value-type="float">
            <text:p>2,19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243" calcext:value-type="float">
            <text:p>2,2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3" calcext:value-type="float">
            <text:p>2,243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3079" calcext:value-type="float">
            <text:p>3,079</text:p>
          </table:table-cell>
          <table:table-cell table:style-name="ce4" office:value-type="string" calcext:value-type="string">
            <text:p>72.8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頂庄里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75" calcext:value-type="float">
            <text:p>1,47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508" calcext:value-type="float">
            <text:p>1,5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8" calcext:value-type="float">
            <text:p>1,508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044" calcext:value-type="float">
            <text:p>2,044</text:p>
          </table:table-cell>
          <table:table-cell table:style-name="ce4" office:value-type="string" calcext:value-type="string">
            <text:p>73.7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義教里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96" calcext:value-type="float">
            <text:p>1,79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841" calcext:value-type="float">
            <text:p>1,8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1" calcext:value-type="float">
            <text:p>1,841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623" calcext:value-type="float">
            <text:p>2,623</text:p>
          </table:table-cell>
          <table:table-cell table:style-name="ce4" office:value-type="string" calcext:value-type="string">
            <text:p>70.1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56" calcext:value-type="float">
            <text:p>1,95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989" calcext:value-type="float">
            <text:p>1,9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9" calcext:value-type="float">
            <text:p>1,989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2672" calcext:value-type="float">
            <text:p>2,672</text:p>
          </table:table-cell>
          <table:table-cell table:style-name="ce4" office:value-type="string" calcext:value-type="string">
            <text:p>74.4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後湖里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96" calcext:value-type="float">
            <text:p>2,39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453" calcext:value-type="float">
            <text:p>2,4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3" calcext:value-type="float">
            <text:p>2,453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3330" calcext:value-type="float">
            <text:p>3,330</text:p>
          </table:table-cell>
          <table:table-cell table:style-name="ce4" office:value-type="string" calcext:value-type="string">
            <text:p>73.6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荖藤里</text:p>
          </table:table-cell>
          <table:table-cell table:style-name="ce3" office:value-type="float" office:value="1605" calcext:value-type="float">
            <text:p>1,60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278" calcext:value-type="float">
            <text:p>1,27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123" calcext:value-type="float">
            <text:p>3,123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203" calcext:value-type="float">
            <text:p>3,2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3" calcext:value-type="float">
            <text:p>3,203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4434" calcext:value-type="float">
            <text:p>4,434</text:p>
          </table:table-cell>
          <table:table-cell table:style-name="ce4" office:value-type="string" calcext:value-type="string">
            <text:p>72.2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各里平地、山地原住民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西區</text:p>
          </table:table-cell>
          <table:table-cell table:style-name="ce2"/>
          <table:table-cell table:style-name="ce3" office:value-type="float" office:value="44213" calcext:value-type="float">
            <text:p>44,213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3104" calcext:value-type="float">
            <text:p>3,104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35913" calcext:value-type="float">
            <text:p>35,913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84852" calcext:value-type="float">
            <text:p>84,852</text:p>
          </table:table-cell>
          <table:table-cell table:style-name="ce3" office:value-type="float" office:value="1794" calcext:value-type="float">
            <text:p>1,794</text:p>
          </table:table-cell>
          <table:table-cell table:style-name="ce3" office:value-type="float" office:value="86646" calcext:value-type="float">
            <text:p>86,6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6647" calcext:value-type="float">
            <text:p>86,647</text:p>
          </table:table-cell>
          <table:table-cell table:style-name="ce3" office:value-type="float" office:value="31920" calcext:value-type="float">
            <text:p>31,920</text:p>
          </table:table-cell>
          <table:table-cell table:style-name="ce3" office:value-type="float" office:value="118567" calcext:value-type="float">
            <text:p>118,567</text:p>
          </table:table-cell>
          <table:table-cell table:style-name="ce4" office:value-type="string" calcext:value-type="string">
            <text:p>73.0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書院里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94" calcext:value-type="float">
            <text:p>1,29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771" calcext:value-type="float">
            <text:p>1,771</text:p>
          </table:table-cell>
          <table:table-cell table:style-name="ce4" office:value-type="string" calcext:value-type="string">
            <text:p>74.2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永和里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761" calcext:value-type="float">
            <text:p>1,761</text:p>
          </table:table-cell>
          <table:table-cell table:style-name="ce4" office:value-type="string" calcext:value-type="string">
            <text:p>71.6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富里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528" calcext:value-type="float">
            <text:p>1,528</text:p>
          </table:table-cell>
          <table:table-cell table:style-name="ce4" office:value-type="string" calcext:value-type="string">
            <text:p>74.1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77" calcext:value-type="float">
            <text:p>1,47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02" calcext:value-type="float">
            <text:p>1,5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2" calcext:value-type="float">
            <text:p>1,502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2100" calcext:value-type="float">
            <text:p>2,100</text:p>
          </table:table-cell>
          <table:table-cell table:style-name="ce4" office:value-type="string" calcext:value-type="string">
            <text:p>71.5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西榮里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51" calcext:value-type="float">
            <text:p>1,55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582" calcext:value-type="float">
            <text:p>1,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2" calcext:value-type="float">
            <text:p>1,582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2154" calcext:value-type="float">
            <text:p>2,154</text:p>
          </table:table-cell>
          <table:table-cell table:style-name="ce4" office:value-type="string" calcext:value-type="string">
            <text:p>73.4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番社里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311" calcext:value-type="float">
            <text:p>1,311</text:p>
          </table:table-cell>
          <table:table-cell table:style-name="ce4" office:value-type="string" calcext:value-type="string">
            <text:p>77.1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國華里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250" calcext:value-type="float">
            <text:p>1,250</text:p>
          </table:table-cell>
          <table:table-cell table:style-name="ce4" office:value-type="string" calcext:value-type="string">
            <text:p>73.4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溪里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62" calcext:value-type="float">
            <text:p>1,56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583" calcext:value-type="float">
            <text:p>1,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3" calcext:value-type="float">
            <text:p>1,583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169" calcext:value-type="float">
            <text:p>2,169</text:p>
          </table:table-cell>
          <table:table-cell table:style-name="ce4" office:value-type="string" calcext:value-type="string">
            <text:p>72.9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磚磘里</text:p>
          </table:table-cell>
          <table:table-cell table:style-name="ce3" office:value-type="float" office:value="1261" calcext:value-type="float">
            <text:p>1,26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71" calcext:value-type="float">
            <text:p>2,37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423" calcext:value-type="float">
            <text:p>2,4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3" calcext:value-type="float">
            <text:p>2,423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3374" calcext:value-type="float">
            <text:p>3,374</text:p>
          </table:table-cell>
          <table:table-cell table:style-name="ce4" office:value-type="string" calcext:value-type="string">
            <text:p>71.8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福全里</text:p>
          </table:table-cell>
          <table:table-cell table:style-name="ce3" office:value-type="float" office:value="1419" calcext:value-type="float">
            <text:p>1,41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00" calcext:value-type="float">
            <text:p>2,80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881" calcext:value-type="float">
            <text:p>2,8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1" calcext:value-type="float">
            <text:p>2,881</text:p>
          </table:table-cell>
          <table:table-cell table:style-name="ce3" office:value-type="float" office:value="1175" calcext:value-type="float">
            <text:p>1,175</text:p>
          </table:table-cell>
          <table:table-cell table:style-name="ce3" office:value-type="float" office:value="4056" calcext:value-type="float">
            <text:p>4,056</text:p>
          </table:table-cell>
          <table:table-cell table:style-name="ce4" office:value-type="string" calcext:value-type="string">
            <text:p>71.0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1449" calcext:value-type="float">
            <text:p>1,44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50" calcext:value-type="float">
            <text:p>1,35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982" calcext:value-type="float">
            <text:p>2,98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052" calcext:value-type="float">
            <text:p>3,0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52" calcext:value-type="float">
            <text:p>3,052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4077" calcext:value-type="float">
            <text:p>4,077</text:p>
          </table:table-cell>
          <table:table-cell table:style-name="ce4" office:value-type="string" calcext:value-type="string">
            <text:p>74.8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西里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20" calcext:value-type="float">
            <text:p>1,32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1941" calcext:value-type="float">
            <text:p>1,941</text:p>
          </table:table-cell>
          <table:table-cell table:style-name="ce4" office:value-type="string" calcext:value-type="string">
            <text:p>70.1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港坪里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07" calcext:value-type="float">
            <text:p>2,507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561" calcext:value-type="float">
            <text:p>2,5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1" calcext:value-type="float">
            <text:p>2,561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3393" calcext:value-type="float">
            <text:p>3,393</text:p>
          </table:table-cell>
          <table:table-cell table:style-name="ce4" office:value-type="string" calcext:value-type="string">
            <text:p>75.4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頭港里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15" calcext:value-type="float">
            <text:p>1,31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346" calcext:value-type="float">
            <text:p>1,3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47" calcext:value-type="float">
            <text:p>1,347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793" calcext:value-type="float">
            <text:p>1,793</text:p>
          </table:table-cell>
          <table:table-cell table:style-name="ce4" office:value-type="string" calcext:value-type="string">
            <text:p>75.0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西平里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09" calcext:value-type="float">
            <text:p>2,30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353" calcext:value-type="float">
            <text:p>2,3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3" calcext:value-type="float">
            <text:p>2,353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3143" calcext:value-type="float">
            <text:p>3,143</text:p>
          </table:table-cell>
          <table:table-cell table:style-name="ce4" office:value-type="string" calcext:value-type="string">
            <text:p>74.8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劉厝里</text:p>
          </table:table-cell>
          <table:table-cell table:style-name="ce3" office:value-type="float" office:value="2419" calcext:value-type="float">
            <text:p>2,41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156" calcext:value-type="float">
            <text:p>2,15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908" calcext:value-type="float">
            <text:p>4,908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5007" calcext:value-type="float">
            <text:p>5,0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07" calcext:value-type="float">
            <text:p>5,007</text:p>
          </table:table-cell>
          <table:table-cell table:style-name="ce3" office:value-type="float" office:value="1789" calcext:value-type="float">
            <text:p>1,789</text:p>
          </table:table-cell>
          <table:table-cell table:style-name="ce3" office:value-type="float" office:value="6796" calcext:value-type="float">
            <text:p>6,796</text:p>
          </table:table-cell>
          <table:table-cell table:style-name="ce4" office:value-type="string" calcext:value-type="string">
            <text:p>73.6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560" calcext:value-type="float">
            <text:p>1,560</text:p>
          </table:table-cell>
          <table:table-cell table:style-name="ce4" office:value-type="string" calcext:value-type="string">
            <text:p>73.2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美源里</text:p>
          </table:table-cell>
          <table:table-cell table:style-name="ce3" office:value-type="float" office:value="1280" calcext:value-type="float">
            <text:p>1,28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426" calcext:value-type="float">
            <text:p>2,42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478" calcext:value-type="float">
            <text:p>2,4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78" calcext:value-type="float">
            <text:p>2,478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3447" calcext:value-type="float">
            <text:p>3,447</text:p>
          </table:table-cell>
          <table:table-cell table:style-name="ce4" office:value-type="string" calcext:value-type="string">
            <text:p>71.8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湖內里</text:p>
          </table:table-cell>
          <table:table-cell table:style-name="ce3" office:value-type="float" office:value="1961" calcext:value-type="float">
            <text:p>1,96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400" calcext:value-type="float">
            <text:p>1,40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580" calcext:value-type="float">
            <text:p>3,58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667" calcext:value-type="float">
            <text:p>3,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67" calcext:value-type="float">
            <text:p>3,667</text:p>
          </table:table-cell>
          <table:table-cell table:style-name="ce3" office:value-type="float" office:value="1345" calcext:value-type="float">
            <text:p>1,345</text:p>
          </table:table-cell>
          <table:table-cell table:style-name="ce3" office:value-type="float" office:value="5012" calcext:value-type="float">
            <text:p>5,012</text:p>
          </table:table-cell>
          <table:table-cell table:style-name="ce4" office:value-type="string" calcext:value-type="string">
            <text:p>73.1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獅子里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68" calcext:value-type="float">
            <text:p>1,86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899" calcext:value-type="float">
            <text:p>1,8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9" calcext:value-type="float">
            <text:p>1,899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558" calcext:value-type="float">
            <text:p>2,558</text:p>
          </table:table-cell>
          <table:table-cell table:style-name="ce4" office:value-type="string" calcext:value-type="string">
            <text:p>74.2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紅瓦里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480" calcext:value-type="float">
            <text:p>1,480</text:p>
          </table:table-cell>
          <table:table-cell table:style-name="ce4" office:value-type="string" calcext:value-type="string">
            <text:p>72.4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光路里</text:p>
          </table:table-cell>
          <table:table-cell table:style-name="ce3" office:value-type="float" office:value="1808" calcext:value-type="float">
            <text:p>1,80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08" calcext:value-type="float">
            <text:p>1,60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625" calcext:value-type="float">
            <text:p>3,62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703" calcext:value-type="float">
            <text:p>3,7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03" calcext:value-type="float">
            <text:p>3,703</text:p>
          </table:table-cell>
          <table:table-cell table:style-name="ce3" office:value-type="float" office:value="1356" calcext:value-type="float">
            <text:p>1,356</text:p>
          </table:table-cell>
          <table:table-cell table:style-name="ce3" office:value-type="float" office:value="5059" calcext:value-type="float">
            <text:p>5,059</text:p>
          </table:table-cell>
          <table:table-cell table:style-name="ce4" office:value-type="string" calcext:value-type="string">
            <text:p>73.2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福民里</text:p>
          </table:table-cell>
          <table:table-cell table:style-name="ce3" office:value-type="float" office:value="1836" calcext:value-type="float">
            <text:p>1,83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18" calcext:value-type="float">
            <text:p>1,5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576" calcext:value-type="float">
            <text:p>3,57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638" calcext:value-type="float">
            <text:p>3,6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8" calcext:value-type="float">
            <text:p>3,638</text:p>
          </table:table-cell>
          <table:table-cell table:style-name="ce3" office:value-type="float" office:value="1625" calcext:value-type="float">
            <text:p>1,625</text:p>
          </table:table-cell>
          <table:table-cell table:style-name="ce3" office:value-type="float" office:value="5263" calcext:value-type="float">
            <text:p>5,263</text:p>
          </table:table-cell>
          <table:table-cell table:style-name="ce4" office:value-type="string" calcext:value-type="string">
            <text:p>69.1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車店里</text:p>
          </table:table-cell>
          <table:table-cell table:style-name="ce3" office:value-type="float" office:value="1977" calcext:value-type="float">
            <text:p>1,97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728" calcext:value-type="float">
            <text:p>1,72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945" calcext:value-type="float">
            <text:p>3,945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4026" calcext:value-type="float">
            <text:p>4,0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26" calcext:value-type="float">
            <text:p>4,026</text:p>
          </table:table-cell>
          <table:table-cell table:style-name="ce3" office:value-type="float" office:value="1452" calcext:value-type="float">
            <text:p>1,452</text:p>
          </table:table-cell>
          <table:table-cell table:style-name="ce3" office:value-type="float" office:value="5478" calcext:value-type="float">
            <text:p>5,478</text:p>
          </table:table-cell>
          <table:table-cell table:style-name="ce4" office:value-type="string" calcext:value-type="string">
            <text:p>73.4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垂楊里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69" calcext:value-type="float">
            <text:p>1,26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91" calcext:value-type="float">
            <text:p>1,2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1" calcext:value-type="float">
            <text:p>1,291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1848" calcext:value-type="float">
            <text:p>1,848</text:p>
          </table:table-cell>
          <table:table-cell table:style-name="ce4" office:value-type="string" calcext:value-type="string">
            <text:p>69.8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培元里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561" calcext:value-type="float">
            <text:p>1,561</text:p>
          </table:table-cell>
          <table:table-cell table:style-name="ce4" office:value-type="string" calcext:value-type="string">
            <text:p>76.4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育英里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62" calcext:value-type="float">
            <text:p>1,16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633" calcext:value-type="float">
            <text:p>1,633</text:p>
          </table:table-cell>
          <table:table-cell table:style-name="ce4" office:value-type="string" calcext:value-type="string">
            <text:p>72.7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致遠里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24" calcext:value-type="float">
            <text:p>1,2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4" calcext:value-type="float">
            <text:p>1,224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697" calcext:value-type="float">
            <text:p>1,697</text:p>
          </table:table-cell>
          <table:table-cell table:style-name="ce4" office:value-type="string" calcext:value-type="string">
            <text:p>72.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翠岱里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384" calcext:value-type="float">
            <text:p>1,384</text:p>
          </table:table-cell>
          <table:table-cell table:style-name="ce4" office:value-type="string" calcext:value-type="string">
            <text:p>75.0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導明里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452" calcext:value-type="float">
            <text:p>1,452</text:p>
          </table:table-cell>
          <table:table-cell table:style-name="ce4" office:value-type="string" calcext:value-type="string">
            <text:p>73.0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北榮里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609" calcext:value-type="float">
            <text:p>1,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9" calcext:value-type="float">
            <text:p>1,609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2150" calcext:value-type="float">
            <text:p>2,150</text:p>
          </table:table-cell>
          <table:table-cell table:style-name="ce4" office:value-type="string" calcext:value-type="string">
            <text:p>74.8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慶安里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460" calcext:value-type="float">
            <text:p>1,460</text:p>
          </table:table-cell>
          <table:table-cell table:style-name="ce4" office:value-type="string" calcext:value-type="string">
            <text:p>72.4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香湖里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773" calcext:value-type="float">
            <text:p>773</text:p>
          </table:table-cell>
          <table:table-cell table:style-name="ce4" office:value-type="string" calcext:value-type="string">
            <text:p>69.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重興里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26" calcext:value-type="float">
            <text:p>1,32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921" calcext:value-type="float">
            <text:p>1,921</text:p>
          </table:table-cell>
          <table:table-cell table:style-name="ce4" office:value-type="string" calcext:value-type="string">
            <text:p>70.6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後驛里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52" calcext:value-type="float">
            <text:p>1,35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391" calcext:value-type="float">
            <text:p>1,3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1" calcext:value-type="float">
            <text:p>1,391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994" calcext:value-type="float">
            <text:p>1,994</text:p>
          </table:table-cell>
          <table:table-cell table:style-name="ce4" office:value-type="string" calcext:value-type="string">
            <text:p>69.7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湖邊里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56" calcext:value-type="float">
            <text:p>1,45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491" calcext:value-type="float">
            <text:p>1,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1" calcext:value-type="float">
            <text:p>1,491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2021" calcext:value-type="float">
            <text:p>2,021</text:p>
          </table:table-cell>
          <table:table-cell table:style-name="ce4" office:value-type="string" calcext:value-type="string">
            <text:p>73.7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style-name="ce3" office:value-type="float" office:value="1649" calcext:value-type="float">
            <text:p>1,64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59" calcext:value-type="float">
            <text:p>1,3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78" calcext:value-type="float">
            <text:p>3,17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243" calcext:value-type="float">
            <text:p>3,2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43" calcext:value-type="float">
            <text:p>3,243</text:p>
          </table:table-cell>
          <table:table-cell table:style-name="ce3" office:value-type="float" office:value="1271" calcext:value-type="float">
            <text:p>1,271</text:p>
          </table:table-cell>
          <table:table-cell table:style-name="ce3" office:value-type="float" office:value="4514" calcext:value-type="float">
            <text:p>4,514</text:p>
          </table:table-cell>
          <table:table-cell table:style-name="ce4" office:value-type="string" calcext:value-type="string">
            <text:p>71.8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保生里</text:p>
          </table:table-cell>
          <table:table-cell table:style-name="ce3" office:value-type="float" office:value="1657" calcext:value-type="float">
            <text:p>1,65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144" calcext:value-type="float">
            <text:p>3,144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205" calcext:value-type="float">
            <text:p>3,2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5" calcext:value-type="float">
            <text:p>3,205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4272" calcext:value-type="float">
            <text:p>4,272</text:p>
          </table:table-cell>
          <table:table-cell table:style-name="ce4" office:value-type="string" calcext:value-type="string">
            <text:p>75.0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保安里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87" calcext:value-type="float">
            <text:p>2,28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332" calcext:value-type="float">
            <text:p>2,3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2" calcext:value-type="float">
            <text:p>2,332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187" calcext:value-type="float">
            <text:p>3,187</text:p>
          </table:table-cell>
          <table:table-cell table:style-name="ce4" office:value-type="string" calcext:value-type="string">
            <text:p>73.1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北新里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108" calcext:value-type="float">
            <text:p>1,108</text:p>
          </table:table-cell>
          <table:table-cell table:style-name="ce4" office:value-type="string" calcext:value-type="string">
            <text:p>77.7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style-name="ce3" office:value-type="float" office:value="1698" calcext:value-type="float">
            <text:p>1,69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959" calcext:value-type="float">
            <text:p>2,959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034" calcext:value-type="float">
            <text:p>3,0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34" calcext:value-type="float">
            <text:p>3,034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4060" calcext:value-type="float">
            <text:p>4,060</text:p>
          </table:table-cell>
          <table:table-cell table:style-name="ce4" office:value-type="string" calcext:value-type="string">
            <text:p>74.7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保福里</text:p>
          </table:table-cell>
          <table:table-cell table:style-name="ce3" office:value-type="float" office:value="1226" calcext:value-type="float">
            <text:p>1,22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10" calcext:value-type="float">
            <text:p>1,1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01" calcext:value-type="float">
            <text:p>2,50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547" calcext:value-type="float">
            <text:p>2,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7" calcext:value-type="float">
            <text:p>2,547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3509" calcext:value-type="float">
            <text:p>3,509</text:p>
          </table:table-cell>
          <table:table-cell table:style-name="ce4" office:value-type="string" calcext:value-type="string">
            <text:p>72.5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竹村里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072" calcext:value-type="float">
            <text:p>1,072</text:p>
          </table:table-cell>
          <table:table-cell table:style-name="ce4" office:value-type="string" calcext:value-type="string">
            <text:p>73.3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北湖里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14" calcext:value-type="float">
            <text:p>2,11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160" calcext:value-type="float">
            <text:p>2,1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0" calcext:value-type="float">
            <text:p>2,16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2902" calcext:value-type="float">
            <text:p>2,902</text:p>
          </table:table-cell>
          <table:table-cell table:style-name="ce4" office:value-type="string" calcext:value-type="string">
            <text:p>74.4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下埤里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10" calcext:value-type="float">
            <text:p>1,1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575" calcext:value-type="float">
            <text:p>1,575</text:p>
          </table:table-cell>
          <table:table-cell table:style-name="ce4" office:value-type="string" calcext:value-type="string">
            <text:p>71.4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各里平地、山地原住民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8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嘉義市選舉區" style:display-name="PageStyle_嘉義市選舉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5:01</meta:creation-date>
    <meta:initial-creator>Apache POI</meta:initial-creator>
    <meta:generator>LibreOffice/6.0.7.3$Linux_X86_64 LibreOffice_project/00m0$Build-3</meta:generator>
    <meta:document-statistic meta:table-count="1" meta:cell-count="1353" meta:object-count="0"/>
  </office:meta>
</office:document-meta>
</file>